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F40000024E4C6B324E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2" style:family="table" style:master-page-name="MPF0">
      <style:table-properties style:width="18cm" fo:margin-left="0cm" style:page-number="auto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13.582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padding="0.097cm" fo:border-left="none" fo:border-right="none" fo:border-top="none" fo:border-bottom="0.5pt solid #000000" style:writing-mode="lr-tb"/>
    </style:style>
    <style:style style:name="Table3" style:family="table">
      <style:table-properties style:width="18cm" fo:margin-left="0cm" table:align="left"/>
    </style:style>
    <style:style style:name="Table3.A" style:family="table-column">
      <style:table-column-properties style:column-width="2.406cm"/>
    </style:style>
    <style:style style:name="Table3.B" style:family="table-column">
      <style:table-column-properties style:column-width="5.579cm"/>
    </style:style>
    <style:style style:name="Table3.C" style:family="table-column">
      <style:table-column-properties style:column-width="2.3cm"/>
    </style:style>
    <style:style style:name="Table3.D" style:family="table-column">
      <style:table-column-properties style:column-width="3.713cm"/>
    </style:style>
    <style:style style:name="Table3.E" style:family="table-column">
      <style:table-column-properties style:column-width="0.409cm"/>
    </style:style>
    <style:style style:name="Table3.F" style:family="table-column">
      <style:table-column-properties style:column-width="3.593cm"/>
    </style:style>
    <style:style style:name="Table3.A1" style:family="table-cell">
      <style:table-cell-properties fo:padding="0cm" fo:border="none" style:writing-mode="lr-tb"/>
    </style:style>
    <style:style style:name="Table3.B1" style:family="table-cell">
      <style:table-cell-properties fo:padding="0.097cm" fo:border-left="none" fo:border-right="none" fo:border-top="none" fo:border-bottom="0.5pt solid #000000" style:writing-mode="lr-tb"/>
    </style:style>
    <style:style style:name="Table3.2" style:family="table-row">
      <style:table-row-properties style:min-row-height="0.226cm" style:use-optimal-row-height="false"/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Contents_20_Heading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5" style:family="paragraph" style:parent-style-name="Заголовок_20_1">
      <style:paragraph-properties fo:line-height="150%" fo:text-align="center" style:justify-single-word="false"/>
    </style:style>
    <style:style style:name="P6" style:family="paragraph" style:parent-style-name="Text_20_body">
      <style:paragraph-properties fo:line-height="150%"/>
      <style:text-properties fo:font-size="16pt" style:font-size-asian="16pt" style:font-size-complex="16pt"/>
    </style:style>
    <style:style style:name="P7" style:family="paragraph" style:parent-style-name="Заголовок_20_2">
      <style:paragraph-properties fo:line-height="115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Заголовок_20_2">
      <style:paragraph-properties fo:line-height="115%" fo:text-align="justify" style:justify-single-word="false" fo:text-indent="1.251cm" style:auto-text-indent="false"/>
    </style:style>
    <style:style style:name="P9" style:family="paragraph" style:parent-style-name="Заголовок_20_2">
      <style:paragraph-properties fo:line-height="150%" fo:text-align="center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Заголовок_20_2">
      <style:paragraph-properties fo:text-align="center" style:justify-single-word="false"/>
    </style:style>
    <style:style style:name="P12" style:family="paragraph" style:parent-style-name="Text_20_body">
      <style:paragraph-properties fo:line-height="150%" fo:text-align="justify" style:justify-single-word="false"/>
    </style:style>
    <style:style style:name="P13" style:family="paragraph" style:parent-style-name="Text_20_body">
      <style:paragraph-properties fo:line-height="150%" fo:text-align="justify" style:justify-single-word="false" fo:text-indent="1.251cm" style:auto-text-indent="false"/>
    </style:style>
    <style:style style:name="P14" style:family="paragraph" style:parent-style-name="Text_20_body">
      <style:paragraph-properties fo:margin-left="1.251cm" fo:line-height="100%" fo:text-align="justify" style:justify-single-word="false" fo:text-indent="1.251cm" style:auto-text-indent="false">
        <style:tab-stops/>
      </style:paragraph-properties>
    </style:style>
    <style:style style:name="P15" style:family="paragraph" style:parent-style-name="Text_20_body">
      <style:paragraph-properties fo:margin-left="1.251cm" fo:line-height="100%" fo:text-align="justify" style:justify-single-word="false" fo:text-indent="1.251cm" style:auto-text-indent="false">
        <style:tab-stops/>
      </style:paragraph-properties>
      <style:text-properties fo:font-size="12pt" fo:language="en" fo:country="US" style:font-size-asian="12pt" style:font-size-complex="10pt"/>
    </style:style>
    <style:style style:name="P16" style:family="paragraph" style:parent-style-name="Text_20_body">
      <style:paragraph-properties fo:margin-left="1.251cm" fo:line-height="100%" fo:text-align="justify" style:justify-single-word="false" fo:text-indent="1.251cm" style:auto-text-indent="false">
        <style:tab-stops/>
      </style:paragraph-properties>
      <style:text-properties fo:font-size="12pt" style:font-size-asian="12pt" style:font-size-complex="10pt"/>
    </style:style>
    <style:style style:name="P17" style:family="paragraph" style:parent-style-name="Text_20_body">
      <style:paragraph-properties fo:margin-left="1.251cm" fo:line-height="150%" fo:text-align="justify" style:justify-single-word="false" fo:text-indent="1.251cm" style:auto-text-indent="false">
        <style:tab-stops/>
      </style:paragraph-properties>
      <style:text-properties fo:font-size="12pt" style:font-size-asian="12pt" style:font-size-complex="10pt"/>
    </style:style>
    <style:style style:name="P18" style:family="paragraph" style:parent-style-name="Text_20_body" style:list-style-name="L2">
      <style:paragraph-properties fo:line-height="100%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indent="1.251cm" style:auto-text-indent="false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Заголовок_20_2">
      <style:paragraph-properties fo:margin-top="0cm" fo:margin-bottom="0cm" style:contextual-spacing="false"/>
    </style:style>
    <style:style style:name="P23" style:family="paragraph" style:parent-style-name="Text_20_body">
      <style:paragraph-properties fo:margin-left="2.501cm" fo:line-height="100%">
        <style:tab-stops/>
      </style:paragraph-properties>
      <style:text-properties fo:font-size="12pt" fo:font-style="italic" style:font-size-asian="12pt" style:font-style-asian="italic" style:font-size-complex="10pt" style:font-style-complex="italic"/>
    </style:style>
    <style:style style:name="P24" style:family="paragraph" style:parent-style-name="Text_20_body">
      <style:paragraph-properties fo:margin-left="2.501cm" fo:line-height="100%" fo:break-before="page">
        <style:tab-stops/>
      </style:paragraph-properties>
      <style:text-properties fo:font-size="12pt" fo:font-style="italic" style:font-size-asian="12pt" style:font-style-asian="italic" style:font-size-complex="10pt" style:font-style-complex="italic"/>
    </style:style>
    <style:style style:name="P25" style:family="paragraph" style:parent-style-name="Первая_20_строка_20_с_20_отступом_20__28_нумерованный_29_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officeooo:rsid="0013b5a5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language="en" fo:country="US" style:font-size-asian="12pt" style:font-size-complex="10pt"/>
    </style:style>
    <style:style style:name="T9" style:family="text">
      <style:text-properties fo:font-size="12pt" fo:font-style="italic" style:font-size-asian="12pt" style:font-style-asian="italic" style:font-size-complex="10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size-asian="12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ФАКУЛЬТЕТ</text:p>
          </table:table-cell>
          <table:table-cell table:style-name="Table2.B1" office:value-type="string">
            <text:p text:style-name="Содержимое_20_таблицы_20_по_20_центру">Информатика и системы управления</text:p>
          </table:table-cell>
        </table:table-row>
        <table:table-row>
          <table:table-cell table:style-name="Table2.A1" office:value-type="string">
            <text:p text:style-name="Table_20_Contents">КАФЕДРА</text:p>
          </table:table-cell>
          <table:table-cell table:style-name="Table2.B1" office:value-type="string">
            <text:p text:style-name="Содержимое_20_таблицы_20_по_20_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4</text:p>
      <text:p text:style-name="Standard"/>
      <text:p text:style-name="Подзаголовок"><text:span text:style-name="Основной_20_шрифт_20_абзаца"><text:span text:style-name="T1">«</text:span></text:span>Организация циклов<text:span text:style-name="Основной_20_шрифт_20_абзаца"><text:span text:style-name="T1">»</text:span></text:span></text:p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Table_20_Contents">Выполнил</text:p>
          </table:table-cell>
          <table:table-cell table:style-name="Table3.B1" office:value-type="string">
            <text:p text:style-name="Table_20_Contents">студент группы ИУ10-39</text:p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Содержимое_20_таблицы_20_по_20_центру">С.А. Михалев</text:p>
          </table:table-cell>
        </table:table-row>
        <table:table-row table:style-name="Table3.2"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группа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подпись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И.О. Фамилия)</text:p>
          </table:table-cell>
        </table:table-row>
        <table:table-row>
          <table:table-cell table:style-name="Table3.A1" office:value-type="string">
            <text:p text:style-name="Table_20_Contents">Проверил</text:p>
          </table:table-cell>
          <table:table-cell table:style-name="Table3.B1" office:value-type="string">
            <text:p text:style-name="Table_20_Contents">ассистент кафедры ИУ10</text:p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Содержимое_20_таблицы_20_по_20_центру">М.А. Наткин</text:p>
          </table:table-cell>
        </table:table-row>
        <table:table-row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подпись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oft-page-break/>Содержание</text:p>
          <text:p text:style-name="P3"><text:a xlink:type="simple" xlink:href="#__RefHeading___Toc2776_1501645048" office:target-frame-name="_top" xlink:show="replace" text:style-name="Internet_20_link" text:visited-style-name="Visited_20_Internet_20_Link">Цель работы<text:tab/>3</text:a></text:p>
          <text:p text:style-name="P4"><text:a xlink:type="simple" xlink:href="#__RefHeading___Toc2778_1501645048" office:target-frame-name="_top" xlink:show="replace" text:style-name="Internet_20_link" text:visited-style-name="Visited_20_Internet_20_Link">Постановка задачи<text:tab/>3</text:a></text:p>
          <text:p text:style-name="P4"><text:a xlink:type="simple" xlink:href="#__RefHeading___Toc2780_1501645048" office:target-frame-name="_top" xlink:show="replace" text:style-name="Internet_20_link" text:visited-style-name="Visited_20_Internet_20_Link">Теоретическое введение<text:tab/>3</text:a></text:p>
          <text:p text:style-name="P4"><text:a xlink:type="simple" xlink:href="#__RefHeading___Toc2782_1501645048" office:target-frame-name="_top" xlink:show="replace" text:style-name="Internet_20_link" text:visited-style-name="Visited_20_Internet_20_Link">Описание алгоритма<text:tab/></text:a><text:span text:style-name="T2">5</text:span></text:p>
          <text:p text:style-name="P4"><text:a xlink:type="simple" xlink:href="#__RefHeading___Toc2784_1501645048" office:target-frame-name="_top" xlink:show="replace" text:style-name="Internet_20_link" text:visited-style-name="Visited_20_Internet_20_Link">Описание входных и выходных данных<text:tab/></text:a><text:span text:style-name="T2">6</text:span></text:p>
          <text:p text:style-name="P4"><text:a xlink:type="simple" xlink:href="#__RefHeading___Toc2786_1501645048" office:target-frame-name="_top" xlink:show="replace" text:style-name="Internet_20_link" text:visited-style-name="Visited_20_Internet_20_Link">Листинг программы<text:tab/></text:a><text:span text:style-name="T2">6</text:span></text:p>
          <text:p text:style-name="P4"><text:a xlink:type="simple" xlink:href="#__RefHeading___Toc2774_1501645048" office:target-frame-name="_top" xlink:show="replace" text:style-name="Internet_20_link" text:visited-style-name="Visited_20_Internet_20_Link">Результат работы программы<text:tab/></text:a><text:span text:style-name="T2">6</text:span></text:p>
          <text:p text:style-name="P4"><text:a xlink:type="simple" xlink:href="#__RefHeading___Toc1130_1594055144" office:target-frame-name="_top" xlink:show="replace" text:style-name="Internet_20_link" text:visited-style-name="Visited_20_Internet_20_Link">Список использованной литературы и материалов<text:tab/></text:a><text:span text:style-name="T2">7</text:span></text:p>
        </text:index-body>
      </text:table-of-content>
      <text:h text:style-name="P5" text:outline-level="1"/>
      <text:p text:style-name="P6"/>
      <text:h text:style-name="Заголовок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5" text:outline-level="1"><text:bookmark-start text:name="__RefHeading___Toc2776_1501645048"/><text:span text:style-name="Основной_20_шрифт_20_абзаца"><text:span text:style-name="T3">Цель работы</text:span></text:span><text:bookmark-end text:name="__RefHeading___Toc2776_1501645048"/></text:h>
      <text:h text:style-name="P7" text:outline-level="2"><text:bookmark-start text:name="__RefHeading___Toc2778_1501645048"/>В целях формирования у студентов практических навыков в написании программ обработки одномерных массивов, предполагается освоение таких задач, как поиск максимумов и минимумов, а также сортировка. </text:h>
      <text:h text:style-name="P8" text:outline-level="2"><text:span text:style-name="Основной_20_шрифт_20_абзаца"><text:span text:style-name="T4">Замечание</text:span></text:span><text:span text:style-name="Основной_20_шрифт_20_абзаца"><text:span text:style-name="T5">: для организации массивов в Python могут использоваться различные подходы, например, списки или решения, предлагаемые модулями </text:span></text:span><text:span text:style-name="Основной_20_шрифт_20_абзаца"><text:span text:style-name="T6">array</text:span></text:span><text:span text:style-name="Основной_20_шрифт_20_абзаца"><text:span text:style-name="T5">, </text:span></text:span><text:span text:style-name="Основной_20_шрифт_20_абзаца"><text:span text:style-name="T6">numpy</text:span></text:span><text:span text:style-name="Основной_20_шрифт_20_абзаца"><text:span text:style-name="T5">. В этих модулях часто имеются готовые методы и функции, упрощающие программирование, такие как поиск максимума, минимума или сортировка. </text:span></text:span></text:h>
      <text:h text:style-name="P7" text:outline-level="2">Настоящее руководство предполагает освоение алгоритмов решения данных задач без использования готовых методов и функций.</text:h>
      <text:h text:style-name="P9" text:outline-level="2">Постановка задачи<text:bookmark-end text:name="__RefHeading___Toc2778_1501645048"/></text:h>
      <text:list text:style-name="L1">
        <text:list-item>
          <text:p text:style-name="P10">В одномерном массиве, состоящем из n целочисленных элементов, вычислить:</text:p>
          <text:list>
            <text:list-item>
              <text:p text:style-name="P10">Произведение элементов с четными номерами.</text:p>
            </text:list-item>
            <text:list-item>
              <text:p text:style-name="P10">Сумму элементов, расположенных между первым и последним нулевыми элементами.</text:p>
            </text:list-item>
          </text:list>
        </text:list-item>
        <text:list-item>
          <text:p text:style-name="P10">Преобразовать массив таким образом, чтобы сначала располагались все положительные элементы, а потом — все отрицательные (элементы, равные нулю, считать положительными).</text:p>
        </text:list-item>
      </text:list>
      <text:p text:style-name="Text_20_body"/>
      <text:h text:style-name="P11" text:outline-level="2"><text:bookmark-start text:name="__RefHeading___Toc2780_1501645048"/>Теоретическое введение<text:bookmark-end text:name="__RefHeading___Toc2780_1501645048"/></text:h>
      <text:p text:style-name="P12"><text:tab/>Для работы с одномерными массивами и многомерными структурами данных в Python используют модули и библиотеки такие как <text:span text:style-name="Основной_20_шрифт_20_абзаца"><text:span text:style-name="T7">array</text:span></text:span> и <text:span text:style-name="Основной_20_шрифт_20_абзаца"><text:span text:style-name="T7">numpy</text:span></text:span>. Массив — это конечная именованная последовательность однотипных данных. В Python для организации массивов данных применяют списки, кортежи, множества и диапазоны, которые представляют собой нумерованные наборы объектов, каждый из которых содержит ссылку на сам объект, который может иметь любой тип данных и быть вложенным.</text:p>
      <text:p text:style-name="P13"><text:soft-page-break/>Для хранения однотипных данных рекомендуется использовать списки, которые представляют собой последовательность элементов, нумерованных с нуля. Элементы списка могут иметь разные типы. Создать список можно, перечисляя элементы внутри квадратных скобок, например:</text:p>
      <text:p text:style-name="P14"><text:span text:style-name="Основной_20_шрифт_20_абзаца"><text:span text:style-name="T1"><text:s/></text:span></text:span><text:span text:style-name="Основной_20_шрифт_20_абзаца"><text:span text:style-name="T8">Preshe = [1, 3, 5, 7, 11, 13]</text:span></text:span></text:p>
      <text:p text:style-name="P15"><text:s/>PColor = ['Red', 'Orange', 'Yellow', 'Green']</text:p>
      <text:p text:style-name="P14"><text:span text:style-name="Основной_20_шрифт_20_абзаца"><text:span text:style-name="T8"><text:s/></text:span></text:span><text:span text:style-name="Основной_20_шрифт_20_абзаца"><text:span text:style-name="T9">Или</text:span></text:span></text:p>
      <text:p text:style-name="P14"><text:span text:style-name="Основной_20_шрифт_20_абзаца"><text:span text:style-name="T8"><text:s/>Trest = [1, 3, 'Old', 7, 'Or', 13].</text:span></text:span></text:p>
      <text:p text:style-name="P13">В списке <text:span text:style-name="Основной_20_шрифт_20_абзаца"><text:span text:style-name="T7">Preshe</text:span></text:span> — шесть элементов с индексами от <text:span text:style-name="Основной_20_шрифт_20_абзаца"><text:span text:style-name="T10">0</text:span></text:span> до <text:span text:style-name="Основной_20_шрифт_20_абзаца"><text:span text:style-name="T10">5</text:span></text:span>, а в списке <text:span text:style-name="Основной_20_шрифт_20_абзаца"><text:span text:style-name="T7">PColor</text:span></text:span> — строки, а в <text:span text:style-name="Основной_20_шрифт_20_абзаца"><text:span text:style-name="T7">Trest</text:span></text:span> — разные типы данных. Обращение к элементам списка допускается как с помощью положительных индексов, так и отрицательных, при этом положительные считаются слева направо с нуля, а отрицательные — справа налево, например:</text:p>
      <text:p text:style-name="P16"><text:s/>Preshe[-1] равно 13</text:p>
      <text:p text:style-name="P14"><text:span text:style-name="Основной_20_шрифт_20_абзаца"><text:span text:style-name="T11"><text:s/></text:span></text:span><text:span text:style-name="Основной_20_шрифт_20_абзаца"><text:span text:style-name="T9">а</text:span></text:span><text:span text:style-name="Основной_20_шрифт_20_абзаца"><text:span text:style-name="T11"> Preshe[-6] равно 1</text:span></text:span></text:p>
      <text:p text:style-name="P13">Длину списка можно определить через функцию <text:span text:style-name="Основной_20_шрифт_20_абзаца"><text:span text:style-name="T7">len()</text:span></text:span>, например:</text:p>
      <text:p text:style-name="P17"><text:s/>len(Preshe) равно 6</text:p>
      <text:p text:style-name="P13">Для работы со списками есть разные способы, среди которых стандартные средства Python. Например, для создания и наполнения списка можно запросить у пользователя размер <text:span text:style-name="Основной_20_шрифт_20_абзаца"><text:span text:style-name="T10">N</text:span></text:span> (не менее 5 и не более 30), создать пустой список и с помощью цикла append() добавить туда случайные числа, сгенерированные функцией <text:span text:style-name="Основной_20_шрифт_20_абзаца"><text:span text:style-name="T7">uniform(-5, 5)</text:span></text:span>. В случае использования модуля <text:span text:style-name="Основной_20_шрифт_20_абзаца"><text:span text:style-name="T7">array</text:span></text:span> для минимальных изменений нужно создать массив типа 'f' и тоже наполнить его случайными значениями через <text:span text:style-name="Основной_20_шрифт_20_абзаца"><text:span text:style-name="T7">append()</text:span></text:span>. В дальнейшем обработка массива осуществляется с помощью цикла <text:span text:style-name="Основной_20_шрифт_20_абзаца"><text:span text:style-name="T7">for</text:span></text:span>, где перебираются индексы или элементы.</text:p>
      <text:p text:style-name="P13">Для взаимодействия с пользователем используют функции <text:span text:style-name="Основной_20_шрифт_20_абзаца"><text:span text:style-name="T7">input()</text:span></text:span> и <text:span text:style-name="Основной_20_шрифт_20_абзаца"><text:span text:style-name="T7">print()</text:span></text:span>. После формирования списка необходимо выполнить подсчет суммы элементов, у которых модуль не превышает <text:span text:style-name="Основной_20_шрифт_20_абзаца"><text:span text:style-name="T10">1</text:span></text:span>, при этом в процессе обнаружения элемента, превышающего пороговое значение <text:span text:style-name="Основной_20_шрифт_20_абзаца"><text:span text:style-name="T7">Amax</text:span></text:span>, его следует обнулить. </text:p>
      <text:p text:style-name="P13"><text:soft-page-break/>Для поиска двух максимальных по модулю элементов применяется однопроходный алгоритм: сравнить модуль текущего элемента с <text:span text:style-name="Основной_20_шрифт_20_абзаца"><text:span text:style-name="T7">Max1</text:span></text:span>; если он больше, обновить <text:span text:style-name="Основной_20_шрифт_20_абзаца"><text:span text:style-name="T7">Max2</text:span></text:span> и <text:span text:style-name="Основной_20_шрифт_20_абзаца"><text:span text:style-name="T7">Max1</text:span></text:span>, иначе — сравнить с <text:span text:style-name="Основной_20_шрифт_20_абзаца"><text:span text:style-name="T7">Max2</text:span></text:span> и при необходимости обновить <text:span text:style-name="Основной_20_шрифт_20_абзаца"><text:span text:style-name="T7">Max2</text:span></text:span>. </text:p>
      <text:p text:style-name="P13">Для "сжатия" массива по заданному принципу — перемещения нулевых элементов в конец — используют индекс <text:span text:style-name="Основной_20_шрифт_20_абзаца"><text:span text:style-name="T7">j</text:span></text:span>, который указывает на первый нулевой элемент, и цикл, в котором при обнаружении ненулевого элемента он копируется в позицию <text:span text:style-name="Основной_20_шрифт_20_абзаца"><text:span text:style-name="T7">j</text:span></text:span>, а <text:span text:style-name="Основной_20_шрифт_20_абзаца"><text:span text:style-name="T7">j</text:span></text:span> увеличивается. После этого все элементы, начиная с позиции <text:span text:style-name="Основной_20_шрифт_20_абзаца"><text:span text:style-name="T7">j</text:span></text:span>, обнуляются.</text:p>
      <text:h text:style-name="P11" text:outline-level="2"><text:bookmark-start text:name="__RefHeading___Toc2782_1501645048"/>Описание алгоритма<text:bookmark-end text:name="__RefHeading___Toc2782_1501645048"/></text:h>
      <text:list text:style-name="L2">
        <text:list-item>
          <text:p text:style-name="P18">Запросить количество элементов N и пороговое значение Amax.</text:p>
        </text:list-item>
        <text:list-item>
          <text:p text:style-name="P18">Инициировать массив случайными данными и вывести начальное состояние.</text:p>
        </text:list-item>
        <text:list-item>
          <text:p text:style-name="P18">В цикле от 0 до N-1:</text:p>
          <text:list>
            <text:list-item>
              <text:p text:style-name="P18">Найти сумму элементов, модуль которых меньше 1.</text:p>
            </text:list-item>
            <text:list-item>
              <text:p text:style-name="P18">Обнулить элементы, значение которых превысило установленный порог Amax.</text:p>
            </text:list-item>
          </text:list>
        </text:list-item>
        <text:list-item>
          <text:p text:style-name="P18">Инициировать Max1 и Max2 модулем значения нулевого элемента массива.</text:p>
        </text:list-item>
        <text:list-item>
          <text:p text:style-name="P18">В цикле от 1 до N-1:</text:p>
          <text:list>
            <text:list-item>
              <text:p text:style-name="P18">Если модуль текущего элемента больше Max1, то:</text:p>
              <text:list>
                <text:list-item>
                  <text:p text:style-name="P18">сохранить Max1 в Max2</text:p>
                </text:list-item>
                <text:list-item>
                  <text:p text:style-name="P18">модуль текущего элемента — в Max1</text:p>
                </text:list-item>
              </text:list>
            </text:list-item>
            <text:list-item>
              <text:p text:style-name="P18">Иначе, если модуль текущего элемента больше Max2, то:</text:p>
              <text:list>
                <text:list-item>
                  <text:p text:style-name="P18">сохранить его в Max2</text:p>
                </text:list-item>
              </text:list>
            </text:list-item>
          </text:list>
        </text:list-item>
        <text:list-item>
          <text:p text:style-name="P18">Инициировать переменную j.</text:p>
        </text:list-item>
        <text:list-item>
          <text:p text:style-name="P18">В цикле от 0 до N-1:</text:p>
          <text:list>
            <text:list-item>
              <text:p text:style-name="P18">Если значение элемента больше нуля,</text:p>
              <text:list>
                <text:list-item>
                  <text:p text:style-name="P18">скопировать его в элемент с индексом j</text:p>
                </text:list-item>
                <text:list-item>
                  <text:p text:style-name="P18">увеличить j на 1</text:p>
                </text:list-item>
              </text:list>
            </text:list-item>
          </text:list>
        </text:list-item>
        <text:list-item>
          <text:p text:style-name="P18">В цикле от j до N-1:</text:p>
          <text:list>
            <text:list-item>
              <text:p text:style-name="P18">все элементы приравнять к нулю.</text:p>
            </text:list-item>
          </text:list>
        </text:list-item>
        <text:list-item>
          <text:p text:style-name="P18"><text:soft-page-break/>Вывести полученный массив и значения Max1, Max2, а также сумму.</text:p>
        </text:list-item>
      </text:list>
      <text:h text:style-name="P11" text:outline-level="2"><text:bookmark-start text:name="__RefHeading___Toc2784_1501645048"/>Описание входных и выходных данных<text:bookmark-end text:name="__RefHeading___Toc2784_1501645048"/></text:h>
      <text:p text:style-name="P19"><text:tab/>Поскольку тип элементов массива задан как вещественный, то тип переменных, используемых в подсчётах, также определим как вещественный (<text:span text:style-name="Основной_20_шрифт_20_абзаца"><text:span text:style-name="T7">float</text:span></text:span>).</text:p>
      <text:h text:style-name="P11" text:outline-level="2"><text:bookmark-start text:name="__RefHeading___Toc2786_1501645048"/>Листинг программы<text:bookmark-end text:name="__RefHeading___Toc2786_1501645048"/></text:h>
      <text:p text:style-name="P20">Исходный листинг программы находиться в репазитории <text:span text:style-name="Основной_20_шрифт_20_абзаца"><text:span text:style-name="T1">GitHub</text:span></text:span>:</text:p>
      <text:p text:style-name="Text_20_body"><text:span text:style-name="Основной_20_шрифт_20_абзаца"><text:span text:style-name="T1">https</text:span></text:span>://<text:span text:style-name="Основной_20_шрифт_20_абзаца"><text:span text:style-name="T1">github</text:span></text:span>.<text:span text:style-name="Основной_20_шрифт_20_абзаца"><text:span text:style-name="T1">com</text:span></text:span>/<text:span text:style-name="Основной_20_шрифт_20_абзаца"><text:span text:style-name="T1">PUM</text:span></text:span>84/<text:span text:style-name="Основной_20_шрифт_20_абзаца"><text:span text:style-name="T1">BMSTU</text:span></text:span>_<text:span text:style-name="Основной_20_шрифт_20_абзаца"><text:span text:style-name="T1">Python</text:span></text:span>_<text:span text:style-name="Основной_20_шрифт_20_абзаца"><text:span text:style-name="T1">MihalevSA</text:span></text:span></text:p>
      <text:p text:style-name="P21"><draw:frame draw:style-name="fr1" draw:name="Врезка1" text:anchor-type="as-char" svg:y="0cm" svg:width="0.041cm" style:rel-width="scale" svg:height="0.041cm" style:rel-height="scale" draw:z-index="1"><draw:text-box><text:h text:style-name="P22" text:outline-level="2"><text:bookmark-start text:name="__RefHeading___Toc2774_1501645048"/>Результат работы программы<text:bookmark-end text:name="__RefHeading___Toc2774_1501645048"/></text:h></draw:text-box></draw:frame><text:s/><text:span text:style-name="T10">Результат работы программы</text:span></text:p>
      <text:p text:style-name="P23">Элементов в массиве (N&lt;=30) N: 10</text:p>
      <text:p text:style-name="P23">Начальное состояние</text:p>
      <text:p text:style-name="P23">1.2 <text:s/>-3.4 <text:s/>4.9 <text:s/>0.0 <text:s/>-2.1 <text:s/>3.3 <text:s/>0.0 <text:s/>-4.5 <text:s/>2.2 <text:s/>1.0</text:p>
      <text:p text:style-name="P23">Конечное состояние</text:p>
      <text:p text:style-name="P23">-4.5 <text:s/>-3.4 <text:s/>0.0 <text:s/>0.0 <text:s/>1.0 <text:s/>1.2 <text:s/>2.2 <text:s/>3.3 <text:s/>4.9 <text:s/>-2.1</text:p>
      <text:p text:style-name="P23">mult = 1.2 sum = 0.0</text:p>
      <text:p text:style-name="P24"/>
      <text:h text:style-name="P11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5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5">Брюс М. Ван Хорн <text:span text:style-name="Основной_20_шрифт_20_абзаца"><text:span text:style-name="T1">II</text:span></text:span>, Куан Нгуен. <text:span text:style-name="Основной_20_шрифт_20_абзаца"><text:span text:style-name="T1">PyCharm</text:span></text:span>: профессиональная работа<text:line-break/>на <text:span text:style-name="Основной_20_шрифт_20_абзаца"><text:span text:style-name="T1">Python</text:span></text:span> / пер. с англ. И.Л. Люско. – М.:ДМК Пресс, 2024. – 618 с.: ил.</text:p>
        </text:list-item>
        <text:list-item>
          <text:p text:style-name="P25"><text:span text:style-name="Основной_20_шрифт_20_абзаца"><text:span text:style-name="T1">Welcome to python.org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The official home of the Python Programming Language : [</text:span></text:span>сайт<text:span text:style-name="Основной_20_шрифт_20_абзаца"><text:span text:style-name="T1">]. — URL: https://www.python.org/</text:span></text:span></text:p>
        </text:list-item>
        <text:list-item>
          <text:p text:style-name="P25">Git. — Текст : электронный // Git : [сайт]. — URL: https://git-scm.com/</text:p>
        </text:list-item>
        <text:list-item>
          <text:p text:style-name="P25">GitHub. — Текст : электронный // GitHub : [сайт]. — URL: https://github.com/</text:p>
        </text:list-item>
        <text:list-item>
          <text:p text:style-name="P25"><text:span text:style-name="Основной_20_шрифт_20_абзаца"><text:span text:style-name="T1">PyCharm: The only Python IDE you need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JetBrains: Essential tools for software developers and teams : [</text:span></text:span>сайт<text:span text:style-name="Основной_20_шрифт_20_абзаца"><text:span text:style-name="T1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6pt" style:font-name-asian="Microsoft YaHei" style:font-family-asian="'Microsoft YaHei'" style:font-family-generic-asian="swiss" style:font-pitch-asian="variable" style:font-size-asian="16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_20_по_20_центру" style:display-name="Нижний колонтитул по центру" style:family="paragraph" style:parent-style-name="Нижний_20_колонтитул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Примечание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hyphenation-ladder-count="no-limit" fo:hyphenation-keep="auto" loext:hyphenation-keep-type="column" loext:hyphenation-keep-line="false" fo:text-indent="1.25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Рис." style:family="paragraph" style:parent-style-name="Название_20_объекта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 style:class="index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 loext:hyphenation-keep-line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 fo:hyphenation-keep="auto" loext:hyphenation-keep-type="column" loext:hyphenation-keep-line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size-asian="12pt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.999cm" fo:margin-left="0cm" table:align="left"/>
    </style:style>
    <style:style style:name="Table1.A" style:family="table-column">
      <style:table-column-properties style:column-width="4.399cm"/>
    </style:style>
    <style:style style:name="Table1.B" style:family="table-column">
      <style:table-column-properties style:column-width="13.6cm"/>
    </style:style>
    <style:style style:name="Table1.1" style:family="table-row">
      <style:table-row-properties style:min-row-height="5.202cm" style:use-optimal-row-height="false"/>
    </style:style>
    <style:style style:name="Table1.A1" style:family="table-cell">
      <style:table-cell-properties fo:padding-left="0.018cm" fo:padding-right="0.018cm" fo:padding-top="0cm" fo:padding-bottom="0cm" fo:border="none" style:writing-mode="lr-tb"/>
    </style:style>
    <style:style style:name="MP1" style:family="paragraph" style:parent-style-name="Верхний_20_колонтитул">
      <style:paragraph-properties fo:text-align="center" style:justify-single-word="fals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text:page-number text:select-page="current">7</text:page-number></text:p>
        <text:p text:style-name="Верхний_20_колонтитул"/>
      </style:header>
      <style:header-fir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Рисунок 3 Копия 1 Копия 1 Копия 1" text:anchor-type="as-char" svg:y="0cm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Table1.A1" office:value-type="string">
              <text:p text:style-name="Штамп_20_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 text:style-name="Обычный"/>
      </style:footer>
      <style:footer-first>
        <text:p text:style-name="Нижний_20_колонтитул_20_по_20_центру">МОСКВА<text:line-break/>2025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meta:initial-creator>Сергей Михалев</meta:initial-creator>
    <meta:creation-date>2025-10-09T14:42:00Z</meta:creation-date>
    <dc:date>2025-10-18T10:09:38.639870000</dc:date>
    <meta:editing-cycles>4</meta:editing-cycles>
    <meta:editing-duration>PT17M9S</meta:editing-duration>
    <meta:document-statistic meta:table-count="3" meta:image-count="1" meta:object-count="0" meta:page-count="7" meta:paragraph-count="96" meta:word-count="946" meta:character-count="6650" meta:non-whitespace-character-count="5774"/>
    <meta:template xlink:type="simple" xlink:actuate="onRequest" xlink:title="" xlink:href="Normal"/>
  </office:meta>
</office:document-meta>
</file>